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a9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8000" loext:opacity="100%"/>
    </style:style>
    <style:style style:name="P4" style:family="paragraph">
      <style:text-properties style:font-name="Ubuntu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8000" loext:opacity="100%" style:font-name="Ubuntu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800080" loext:opacity="100%" style:font-name="Ubuntu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a933" loext:opacity="100%" style:font-name="Ubuntu" fo:font-weight="bold" style:font-weight-asian="bold" style:font-weight-complex="bold"/>
    </style:style>
    <style:style style:name="P8" style:family="paragraph">
      <style:text-properties style:font-name="Ubuntu"/>
    </style:style>
    <style:style style:name="P9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T1" style:family="text">
      <style:text-properties fo:color="#ff8000" loext:opacity="100%"/>
    </style:style>
    <style:style style:name="T2" style:family="text">
      <style:text-properties fo:color="#ff8000" loext:opacity="100%" style:font-name="Ubuntu" fo:font-weight="bold" style:font-weight-asian="bold" style:font-weight-complex="bold"/>
    </style:style>
    <style:style style:name="T3" style:family="text">
      <style:text-properties fo:color="#800080" loext:opacity="100%" style:font-name="Ubuntu" fo:font-weight="bold" style:font-weight-asian="bold" style:font-weight-complex="bold"/>
    </style:style>
    <style:style style:name="T4" style:family="text">
      <style:text-properties fo:color="#00a933" loext:opacity="100%" style:font-name="Ubuntu" fo:font-weight="bold" style:font-weight-asian="bold" style:font-weight-complex="bold"/>
    </style:style>
    <style:style style:name="T5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22cm" svg:y1="3.222cm" svg:x2="3.222cm" svg:y2="10.842cm">
          <text:p/>
        </draw:line>
        <draw:line draw:style-name="gr1" draw:text-style-name="P1" draw:layer="layout" svg:x1="3.222cm" svg:y1="10.842cm" svg:x2="17.192cm" svg:y2="10.842cm">
          <text:p/>
        </draw:line>
        <draw:path draw:style-name="gr2" draw:text-style-name="P3" draw:layer="layout" svg:width="10.811cm" svg:height="7.843cm" draw:transform="rotate (0.642455697659112) translate (4.27023795090498cm 4.79797299459808cm)" svg:viewBox="0 0 10812 7844" svg:d="M0 6c688-81 684 645 1125 944 375 255 727 304 1026 870 241 455 994-89 1441 316 350 317 989 167 1263 691 383 732 875-777 1254 633 136 505 559 803 718 1351 129 441 688 652 1157 764 596 144 455 1144 1263 894 637-196 810 438 962 821l253 342 350 212">
          <text:p text:style-name="P2"><text:span text:style-name="T1">facebook</text:span></text:p>
        </draw:path>
        <draw:frame draw:style-name="gr3" draw:text-style-name="P5" draw:layer="layout" svg:width="3.313cm" svg:height="0.963cm" svg:x="14.017cm" svg:y="3.212cm">
          <draw:text-box>
            <text:p text:style-name="P4"><text:span text:style-name="T2">faceb</text:span><text:span text:style-name="T2">ook</text:span></text:p>
          </draw:text-box>
        </draw:frame>
        <draw:path draw:style-name="gr4" draw:text-style-name="P1" draw:layer="layout" svg:width="11.434cm" svg:height="6.189cm" draw:transform="skewX (5.26305616186176E-017) rotate (-0.542622864445037) translate (7.91429045119898cm 0.729990786327558cm)" svg:viewBox="0 0 11435 6190" svg:d="M0 6182c787 108 890-954 1765-778 470 95 945-288 1410-185 725 162 636-614 745-972 188-622 816-366 1339-380 724-20 1140-441 1073-980-49-394-242-1155 325-1194 571-40 1189 377 1739 45 412-248 877 33 1297-449 373-429 376-1455 1233-1030l461-182 48-77">
          <text:p/>
        </draw:path>
        <draw:frame draw:style-name="gr3" draw:text-style-name="P6" draw:layer="layout" svg:width="2.665cm" svg:height="0.963cm" svg:x="14.652cm" svg:y="5.434cm">
          <draw:text-box>
            <text:p text:style-name="P4"><text:span text:style-name="T3">twitter</text:span></text:p>
          </draw:text-box>
        </draw:frame>
        <draw:path draw:style-name="gr5" draw:text-style-name="P1" draw:layer="layout" svg:width="8.744cm" svg:height="5.037cm" draw:transform="skewX (-0.321140582366957) rotate (0.441742833679765) translate (4.27391053004537cm 9.24468428584522cm)" svg:viewBox="0 0 8745 5038" svg:d="M0 356c482 53 982 133 1461 30 462-99 873-492 1370-359 499 133 434 508 722 894 310 414 208 801 439 1299 178 384 944-119 1225-403 281-285 519-618 936-715 634-149 485 799 461 1161-40 598 303 1117 448 1680 84 326 297 834 826 764l351 122 393 183 113 26">
          <text:p/>
        </draw:path>
        <draw:frame draw:style-name="gr3" draw:text-style-name="P7" draw:layer="layout" svg:width="3.012cm" svg:height="0.963cm" svg:x="14.017cm" svg:y="8.292cm">
          <draw:text-box>
            <text:p><text:span text:style-name="T4">youtube</text:span></text:p>
          </draw:text-box>
        </draw:frame>
        <draw:frame draw:style-name="gr3" draw:text-style-name="P9" draw:layer="layout" svg:width="4.989cm" svg:height="0.963cm" svg:x="1.952cm" svg:y="2.27cm">
          <draw:text-box>
            <text:p text:style-name="P8"><text:span text:style-name="T5">Clicks / minute</text:span></text:p>
          </draw:text-box>
        </draw:frame>
        <draw:frame draw:style-name="gr3" draw:text-style-name="P9" draw:layer="layout" svg:width="1.886cm" svg:height="0.963cm" svg:x="15.941cm" svg:y="11.16cm">
          <draw:text-box>
            <text:p text:style-name="P8"><text:span text:style-name="T5">ti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23:00:27.213655054</meta:creation-date>
    <dc:date>2021-10-26T23:05:38.536483418</dc:date>
    <meta:editing-duration>PT5M11S</meta:editing-duration>
    <meta:editing-cycles>1</meta:editing-cycles>
    <meta:document-statistic meta:object-count="10"/>
    <meta:generator>LibreOffice/7.1.6.2$Linux_X86_64 LibreOffice_project/10$Build-2</meta:generator>
  </office:meta>
</office:document-meta>
</file>